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3.90625in"/>
    </style:style>
    <style:style style:name="co3" style:family="table-column">
      <style:table-column-properties fo:break-before="auto" style:column-width="1.8229166666666667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53125in" fo:break-before="auto" style:use-optimal-row-height="true"/>
    </style:style>
    <style:style style:name="ro5" style:family="table-row">
      <style:table-row-properties style:row-height="0.7083333333333334in" fo:break-before="auto" style:use-optimal-row-height="true"/>
    </style:style>
    <style:style style:name="ro6" style:family="table-row">
      <style:table-row-properties style:row-height="0.88541666666666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D5A6B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4A86E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top="1.0pt solid #000000"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top="1.0pt solid #000000" fo:wrap-option="wrap" style:vertical-align="bottom" fo:background-color="#B6D7A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top="1.0pt solid #000000"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wrap-option="wrap" style:vertical-align="bottom" fo:background-color="#B6D7A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1" table:number-columns-repeated="3" table:default-cell-style-name="ce-1"/>
        <table:table-column table:style-name="co3" table:default-cell-style-name="ce-1"/>
        <table:table-column table:style-name="co1" table:number-columns-repeated="14" table:default-cell-style-name="ce-1"/>
        <table:table-column table:style-name="co1" table:default-cell-style-name="ce15" table:number-columns-repeated="237"/>
        <table:table-row table:style-name="ro2">
          <table:table-cell table:style-name="ce21" office:value-type="string">
            <text:p>Steam Games </text:p>
          </table:table-cell>
          <table:table-cell table:style-name="ce22" office:value-type="string">
            <text:p>Reviewed?</text:p>
          </table:table-cell>
          <table:table-cell table:style-name="ce23"/>
          <table:table-cell table:style-name="ce24" office:value-type="string">
            <text:p>Desura Games</text:p>
          </table:table-cell>
          <table:table-cell table:style-name="ce22" office:value-type="string">
            <text:p>Reviewed?</text:p>
          </table:table-cell>
          <table:table-cell table:number-columns-repeated="14" table:style-name="ce23"/>
        </table:table-row>
        <table:table-row table:style-name="ro2">
          <table:table-cell table:style-name="ce25" office:value-type="string">
            <text:p>Half-Life 2 Bronze</text:p>
          </table:table-cell>
          <table:table-cell table:style-name="ce26"/>
          <table:table-cell table:style-name="ce27"/>
          <table:table-cell table:style-name="ce28" office:value-type="string">
            <text:p>8-Bit Commando</text:p>
          </table:table-cell>
          <table:table-cell table:style-name="ce26"/>
          <table:table-cell table:number-columns-repeated="14" table:style-name="ce27"/>
        </table:table-row>
        <table:table-row table:style-name="ro3">
          <table:table-cell table:style-name="ce29" office:value-type="string">
            <text:p>Rag Doll Kung Fu</text:p>
          </table:table-cell>
          <table:table-cell table:style-name="ce30"/>
          <table:table-cell/>
          <table:table-cell table:style-name="ce31" office:value-type="string">
            <text:p>Analogue: A Hate Story</text:p>
          </table:table-cell>
          <table:table-cell table:style-name="ce30"/>
        </table:table-row>
        <table:table-row table:style-name="ro3">
          <table:table-cell table:style-name="ce29" office:value-type="string">
            <text:p>Half-Life 2: Episode One</text:p>
          </table:table-cell>
          <table:table-cell table:style-name="ce30"/>
          <table:table-cell/>
          <table:table-cell table:style-name="ce31" office:value-type="string">
            <text:p>Auditorium</text:p>
          </table:table-cell>
          <table:table-cell table:style-name="ce30"/>
        </table:table-row>
        <table:table-row table:style-name="ro2">
          <table:table-cell table:style-name="ce29" office:value-type="string">
            <text:p>The Orange Box</text:p>
          </table:table-cell>
          <table:table-cell table:style-name="ce30"/>
          <table:table-cell/>
          <table:table-cell table:style-name="ce31" office:value-type="string">
            <text:p>Bunny Must Die!</text:p>
          </table:table-cell>
          <table:table-cell table:style-name="ce30"/>
        </table:table-row>
        <table:table-row table:style-name="ro3">
          <table:table-cell table:style-name="ce29" office:value-type="string">
            <text:p>The Wonderful End of the World</text:p>
          </table:table-cell>
          <table:table-cell table:style-name="ce30"/>
          <table:table-cell/>
          <table:table-cell table:style-name="ce31" office:value-type="string">
            <text:p>Chester</text:p>
          </table:table-cell>
          <table:table-cell table:style-name="ce30"/>
        </table:table-row>
        <table:table-row table:style-name="ro2">
          <table:table-cell table:style-name="ce29" office:value-type="string">
            <text:p>Audiosurf</text:p>
          </table:table-cell>
          <table:table-cell table:style-name="ce30"/>
          <table:table-cell/>
          <table:table-cell table:style-name="ce31" office:value-type="string">
            <text:p>Chime</text:p>
          </table:table-cell>
          <table:table-cell table:style-name="ce30"/>
        </table:table-row>
        <table:table-row table:style-name="ro3">
          <table:table-cell table:style-name="ce29" office:value-type="string">
            <text:p>Super ID Software Pack</text:p>
          </table:table-cell>
          <table:table-cell table:style-name="ce30"/>
          <table:table-cell/>
          <table:table-cell table:style-name="ce31" office:value-type="string">
            <text:p>Cute Things Dying Violently</text:p>
          </table:table-cell>
          <table:table-cell table:style-name="ce30"/>
        </table:table-row>
        <table:table-row table:style-name="ro3">
          <table:table-cell table:style-name="ce29" office:value-type="string">
            <text:p>Rockstar Retro Collection</text:p>
          </table:table-cell>
          <table:table-cell table:style-name="ce30"/>
          <table:table-cell/>
          <table:table-cell table:style-name="ce31" office:value-type="string">
            <text:p>Da New Guys</text:p>
          </table:table-cell>
          <table:table-cell table:style-name="ce30"/>
        </table:table-row>
        <table:table-row table:style-name="ro4">
          <table:table-cell table:style-name="ce29" office:value-type="string">
            <text:p>Half-Life 1: Source</text:p>
          </table:table-cell>
          <table:table-cell table:style-name="ce30"/>
          <table:table-cell/>
          <table:table-cell table:style-name="ce31" office:value-type="string">
            <text:p>Dangerous High School Girls In Trouble</text:p>
          </table:table-cell>
          <table:table-cell table:style-name="ce30"/>
        </table:table-row>
        <table:table-row table:style-name="ro3">
          <table:table-cell table:style-name="ce29" office:value-type="string">
            <text:p>The Ship - Complete Pack</text:p>
          </table:table-cell>
          <table:table-cell table:style-name="ce30"/>
          <table:table-cell/>
          <table:table-cell table:style-name="ce31" office:value-type="string">
            <text:p>DLC Quest</text:p>
          </table:table-cell>
          <table:table-cell table:style-name="ce30"/>
        </table:table-row>
        <table:table-row table:style-name="ro2">
          <table:table-cell table:style-name="ce29" office:value-type="string">
            <text:p>Fallout 3 (NA)</text:p>
          </table:table-cell>
          <table:table-cell table:style-name="ce30"/>
          <table:table-cell/>
          <table:table-cell table:style-name="ce31" office:value-type="string">
            <text:p>Doom and Destiny</text:p>
          </table:table-cell>
          <table:table-cell table:style-name="ce30"/>
        </table:table-row>
        <table:table-row table:style-name="ro2">
          <table:table-cell table:style-name="ce29" office:value-type="string">
            <text:p>Half-Life 1</text:p>
          </table:table-cell>
          <table:table-cell table:style-name="ce30"/>
          <table:table-cell/>
          <table:table-cell table:style-name="ce31" office:value-type="string">
            <text:p>Escape Goat</text:p>
          </table:table-cell>
          <table:table-cell table:style-name="ce30"/>
        </table:table-row>
        <table:table-row table:style-name="ro3">
          <table:table-cell table:style-name="ce29" office:value-type="string">
            <text:p>Deus Ex: Game of the Year Edition</text:p>
          </table:table-cell>
          <table:table-cell table:style-name="ce30"/>
          <table:table-cell/>
          <table:table-cell table:style-name="ce31" office:value-type="string">
            <text:p>EvilQuest</text:p>
          </table:table-cell>
          <table:table-cell table:style-name="ce30"/>
        </table:table-row>
        <table:table-row table:style-name="ro2">
          <table:table-cell table:style-name="ce29" office:value-type="string">
            <text:p>Left 4 Dead</text:p>
          </table:table-cell>
          <table:table-cell table:style-name="ce30"/>
          <table:table-cell/>
          <table:table-cell table:style-name="ce31" office:value-type="string">
            <text:p>Flying Red Barrel</text:p>
          </table:table-cell>
          <table:table-cell table:style-name="ce30"/>
        </table:table-row>
        <table:table-row table:style-name="ro3">
          <table:table-cell table:style-name="ce29" office:value-type="string">
            <text:p>Beyond Good and Evil</text:p>
          </table:table-cell>
          <table:table-cell table:style-name="ce30"/>
          <table:table-cell/>
          <table:table-cell table:style-name="ce31" office:value-type="string">
            <text:p>Fotonica</text:p>
          </table:table-cell>
          <table:table-cell table:style-name="ce30"/>
        </table:table-row>
        <table:table-row table:style-name="ro3">
          <table:table-cell table:style-name="ce29" office:value-type="string">
            <text:p>Gumboy Crazy Adventures</text:p>
          </table:table-cell>
          <table:table-cell table:style-name="ce30"/>
          <table:table-cell/>
          <table:table-cell table:style-name="ce31" office:value-type="string">
            <text:p>Fractal: Make Blooms Not War</text:p>
          </table:table-cell>
          <table:table-cell table:style-name="ce30"/>
        </table:table-row>
        <table:table-row table:style-name="ro2">
          <table:table-cell table:style-name="ce29" office:value-type="string">
            <text:p>Unreal Deal</text:p>
          </table:table-cell>
          <table:table-cell table:style-name="ce30"/>
          <table:table-cell/>
          <table:table-cell table:style-name="ce31" office:value-type="string">
            <text:p>Gnomoria</text:p>
          </table:table-cell>
          <table:table-cell table:style-name="ce30"/>
        </table:table-row>
        <table:table-row table:style-name="ro2">
          <table:table-cell table:style-name="ce29" office:value-type="string">
            <text:p>Half-Life: Blue Shift</text:p>
          </table:table-cell>
          <table:table-cell table:style-name="ce30"/>
          <table:table-cell/>
          <table:table-cell table:style-name="ce31" office:value-type="string">
            <text:p>Hard Reset</text:p>
          </table:table-cell>
          <table:table-cell table:style-name="ce30"/>
        </table:table-row>
        <table:table-row table:style-name="ro3">
          <table:table-cell table:style-name="ce29" office:value-type="string">
            <text:p>Opposing Force</text:p>
          </table:table-cell>
          <table:table-cell table:style-name="ce30"/>
          <table:table-cell/>
          <table:table-cell table:style-name="ce31" office:value-type="string">
            <text:p>Hector: Badge of Carnage</text:p>
          </table:table-cell>
          <table:table-cell table:style-name="ce30"/>
        </table:table-row>
        <table:table-row table:style-name="ro3">
          <table:table-cell table:style-name="ce29" office:value-type="string">
            <text:p>Painkiller Gold Edition</text:p>
          </table:table-cell>
          <table:table-cell table:style-name="ce30"/>
          <table:table-cell/>
          <table:table-cell table:style-name="ce31" office:value-type="string">
            <text:p>Home</text:p>
          </table:table-cell>
          <table:table-cell table:style-name="ce30"/>
        </table:table-row>
        <table:table-row table:style-name="ro2">
          <table:table-cell table:style-name="ce29" office:value-type="string">
            <text:p>Bioshock (NA)</text:p>
          </table:table-cell>
          <table:table-cell table:style-name="ce30"/>
          <table:table-cell/>
          <table:table-cell table:style-name="ce31" office:value-type="string">
            <text:p>Ichi</text:p>
          </table:table-cell>
          <table:table-cell table:style-name="ce30"/>
        </table:table-row>
        <table:table-row table:style-name="ro2">
          <table:table-cell table:style-name="ce29" office:value-type="string">
            <text:p>Greatest Indie Pack</text:p>
          </table:table-cell>
          <table:table-cell table:style-name="ce30"/>
          <table:table-cell/>
          <table:table-cell table:style-name="ce31" office:value-type="string">
            <text:p>Jolly Rover</text:p>
          </table:table-cell>
          <table:table-cell table:style-name="ce30"/>
        </table:table-row>
        <table:table-row table:style-name="ro3">
          <table:table-cell table:style-name="ce29" office:value-type="string">
            <text:p>Lost Planet: Extreme Condition</text:p>
          </table:table-cell>
          <table:table-cell table:style-name="ce30"/>
          <table:table-cell/>
          <table:table-cell table:style-name="ce31" office:value-type="string">
            <text:p>Lair of the Evildoer</text:p>
          </table:table-cell>
          <table:table-cell table:style-name="ce30"/>
        </table:table-row>
        <table:table-row table:style-name="ro4">
          <table:table-cell table:style-name="ce29" office:value-type="string">
            <text:p>Dangerous High School Girls in Trouble</text:p>
          </table:table-cell>
          <table:table-cell table:style-name="ce30"/>
          <table:table-cell/>
          <table:table-cell table:style-name="ce31" office:value-type="string">
            <text:p>Lunar Flight</text:p>
          </table:table-cell>
          <table:table-cell table:style-name="ce30"/>
        </table:table-row>
        <table:table-row table:style-name="ro4">
          <table:table-cell table:style-name="ce29" office:value-type="string">
            <text:p>Oddworld Abes Oddysee and Exoddus package</text:p>
          </table:table-cell>
          <table:table-cell table:style-name="ce30"/>
          <table:table-cell/>
          <table:table-cell table:style-name="ce31" office:value-type="string">
            <text:p>MacGuffin's Curse</text:p>
          </table:table-cell>
          <table:table-cell table:style-name="ce30"/>
        </table:table-row>
        <table:table-row table:style-name="ro3">
          <table:table-cell table:style-name="ce29" office:value-type="string">
            <text:p>Ubisoft Classics Pack</text:p>
          </table:table-cell>
          <table:table-cell table:style-name="ce30"/>
          <table:table-cell/>
          <table:table-cell table:style-name="ce31" office:value-type="string">
            <text:p>Max and the Magic Marker</text:p>
          </table:table-cell>
          <table:table-cell table:style-name="ce30"/>
        </table:table-row>
        <table:table-row table:style-name="ro3">
          <table:table-cell table:style-name="ce29" office:value-type="string">
            <text:p>Tomb Raider: Anniversary</text:p>
          </table:table-cell>
          <table:table-cell table:style-name="ce30"/>
          <table:table-cell/>
          <table:table-cell table:style-name="ce31" office:value-type="string">
            <text:p>Megabyte Punch</text:p>
          </table:table-cell>
          <table:table-cell table:style-name="ce30"/>
        </table:table-row>
        <table:table-row table:style-name="ro2">
          <table:table-cell table:style-name="ce29" office:value-type="string">
            <text:p>The Path</text:p>
          </table:table-cell>
          <table:table-cell table:style-name="ce30"/>
          <table:table-cell/>
          <table:table-cell table:style-name="ce31" office:value-type="string">
            <text:p>Miner Warfare</text:p>
          </table:table-cell>
          <table:table-cell table:style-name="ce30"/>
        </table:table-row>
        <table:table-row table:style-name="ro2">
          <table:table-cell table:style-name="ce29" office:value-type="string">
            <text:p>Killing Floor</text:p>
          </table:table-cell>
          <table:table-cell table:style-name="ce30"/>
          <table:table-cell/>
          <table:table-cell table:style-name="ce31" office:value-type="string">
            <text:p>MiniFlake</text:p>
          </table:table-cell>
          <table:table-cell table:style-name="ce30"/>
        </table:table-row>
        <table:table-row table:style-name="ro3">
          <table:table-cell table:style-name="ce29" office:value-type="string">
            <text:p>Stubbs the Zombie</text:p>
          </table:table-cell>
          <table:table-cell table:style-name="ce30"/>
          <table:table-cell/>
          <table:table-cell table:style-name="ce31" office:value-type="string">
            <text:p>Noitu Love 2: Devolution</text:p>
          </table:table-cell>
          <table:table-cell table:style-name="ce30"/>
        </table:table-row>
        <table:table-row table:style-name="ro3">
          <table:table-cell table:style-name="ce29" office:value-type="string">
            <text:p>Defense Grid: The Awakening</text:p>
          </table:table-cell>
          <table:table-cell table:style-name="ce30"/>
          <table:table-cell/>
          <table:table-cell table:style-name="ce31" office:value-type="string">
            <text:p>Nuclear Dawn</text:p>
          </table:table-cell>
          <table:table-cell table:style-name="ce30"/>
        </table:table-row>
        <table:table-row table:style-name="ro3">
          <table:table-cell table:style-name="ce29" office:value-type="string">
            <text:p>Universe at War: Earth Assault</text:p>
          </table:table-cell>
          <table:table-cell table:style-name="ce30"/>
          <table:table-cell/>
          <table:table-cell table:style-name="ce31" office:value-type="string">
            <text:p>Oniken</text:p>
          </table:table-cell>
          <table:table-cell table:style-name="ce30"/>
        </table:table-row>
        <table:table-row table:style-name="ro2">
          <table:table-cell table:style-name="ce29" office:value-type="string">
            <text:p>Stalin vs. Martians</text:p>
          </table:table-cell>
          <table:table-cell table:style-name="ce30"/>
          <table:table-cell/>
          <table:table-cell table:style-name="ce31" office:value-type="string">
            <text:p>Pathologic</text:p>
          </table:table-cell>
          <table:table-cell table:style-name="ce30"/>
        </table:table-row>
        <table:table-row table:style-name="ro3">
          <table:table-cell table:style-name="ce29" office:value-type="string">
            <text:p>Penumbra Collectors Pack</text:p>
          </table:table-cell>
          <table:table-cell table:style-name="ce30"/>
          <table:table-cell/>
          <table:table-cell table:style-name="ce31" office:value-type="string">
            <text:p>PixelJunk Eden</text:p>
          </table:table-cell>
          <table:table-cell table:style-name="ce30"/>
        </table:table-row>
        <table:table-row table:style-name="ro4">
          <table:table-cell table:style-name="ce29" office:value-type="string">
            <text:p>The Secret of Monkey Island: Special Edition</text:p>
          </table:table-cell>
          <table:table-cell table:style-name="ce30"/>
          <table:table-cell/>
          <table:table-cell table:style-name="ce31" office:value-type="string">
            <text:p>Qlione</text:p>
          </table:table-cell>
          <table:table-cell table:style-name="ce30"/>
        </table:table-row>
        <table:table-row table:style-name="ro3">
          <table:table-cell table:style-name="ce29" office:value-type="string">
            <text:p>Tales of Monkey Island</text:p>
          </table:table-cell>
          <table:table-cell table:style-name="ce30"/>
          <table:table-cell/>
          <table:table-cell table:style-name="ce31" office:value-type="string">
            <text:p>Sam and Max: The Devil's Playhouse</text:p>
          </table:table-cell>
          <table:table-cell table:style-name="ce30"/>
        </table:table-row>
        <table:table-row table:style-name="ro2">
          <table:table-cell table:style-name="ce29" office:value-type="string">
            <text:p>LOOM</text:p>
          </table:table-cell>
          <table:table-cell table:style-name="ce30"/>
          <table:table-cell/>
          <table:table-cell table:style-name="ce31" office:value-type="string">
            <text:p>Sequence</text:p>
          </table:table-cell>
          <table:table-cell table:style-name="ce30"/>
        </table:table-row>
        <table:table-row table:style-name="ro3">
          <table:table-cell table:style-name="ce29" office:value-type="string">
            <text:p>King's Quest Collection</text:p>
          </table:table-cell>
          <table:table-cell table:style-name="ce30"/>
          <table:table-cell/>
          <table:table-cell table:style-name="ce31" office:value-type="string">
            <text:p>Shattered Horizon</text:p>
          </table:table-cell>
          <table:table-cell table:style-name="ce30"/>
        </table:table-row>
        <table:table-row table:style-name="ro3">
          <table:table-cell table:style-name="ce29" office:value-type="string">
            <text:p>Indie Games Big Bundle</text:p>
          </table:table-cell>
          <table:table-cell table:style-name="ce30"/>
          <table:table-cell/>
          <table:table-cell table:style-name="ce31" office:value-type="string">
            <text:p>Spin Deluxe</text:p>
          </table:table-cell>
          <table:table-cell table:style-name="ce30"/>
        </table:table-row>
        <table:table-row table:style-name="ro3">
          <table:table-cell table:style-name="ce29" office:value-type="string">
            <text:p>Droplitz</text:p>
          </table:table-cell>
          <table:table-cell table:style-name="ce30"/>
          <table:table-cell/>
          <table:table-cell table:style-name="ce31" office:value-type="string">
            <text:p>Super Amazing Wagon Adventure</text:p>
          </table:table-cell>
          <table:table-cell table:style-name="ce30"/>
        </table:table-row>
        <table:table-row table:style-name="ro2">
          <table:table-cell table:style-name="ce29" office:value-type="string">
            <text:p>The Ankh Pack</text:p>
          </table:table-cell>
          <table:table-cell table:style-name="ce30"/>
          <table:table-cell/>
          <table:table-cell table:style-name="ce31" office:value-type="string">
            <text:p>Super Crossfire</text:p>
          </table:table-cell>
          <table:table-cell table:style-name="ce30"/>
        </table:table-row>
        <table:table-row table:style-name="ro3">
          <table:table-cell table:style-name="ce29" office:value-type="string">
            <text:p>SlamIt Pinball: Big Score</text:p>
          </table:table-cell>
          <table:table-cell table:style-name="ce30"/>
          <table:table-cell/>
          <table:table-cell table:style-name="ce31" office:value-type="string">
            <text:p>Survivor Squad</text:p>
          </table:table-cell>
          <table:table-cell table:style-name="ce30"/>
        </table:table-row>
        <table:table-row table:style-name="ro3">
          <table:table-cell table:style-name="ce29" office:value-type="string">
            <text:p>Sacred Gold</text:p>
          </table:table-cell>
          <table:table-cell table:style-name="ce30"/>
          <table:table-cell/>
          <table:table-cell table:style-name="ce31" office:value-type="string">
            <text:p>The Adventures of Shuggy</text:p>
          </table:table-cell>
          <table:table-cell table:style-name="ce30"/>
        </table:table-row>
        <table:table-row table:style-name="ro2">
          <table:table-cell table:style-name="ce29" office:value-type="string">
            <text:p>DarkStar One</text:p>
          </table:table-cell>
          <table:table-cell table:style-name="ce30"/>
          <table:table-cell/>
          <table:table-cell table:style-name="ce31" office:value-type="string">
            <text:p>The Network</text:p>
          </table:table-cell>
          <table:table-cell table:style-name="ce30"/>
        </table:table-row>
        <table:table-row table:style-name="ro2">
          <table:table-cell table:style-name="ce29" office:value-type="string">
            <text:p>FlatOut</text:p>
          </table:table-cell>
          <table:table-cell table:style-name="ce30"/>
          <table:table-cell/>
          <table:table-cell table:style-name="ce31" office:value-type="string">
            <text:p>Vertex Dispenser</text:p>
          </table:table-cell>
          <table:table-cell table:style-name="ce30"/>
        </table:table-row>
        <table:table-row table:style-name="ro2">
          <table:table-cell table:style-name="ce29" office:value-type="string">
            <text:p>Assassin's Creed</text:p>
          </table:table-cell>
          <table:table-cell table:style-name="ce30"/>
          <table:table-cell/>
          <table:table-cell table:style-name="ce31" office:value-type="string">
            <text:p>Waves</text:p>
          </table:table-cell>
          <table:table-cell table:style-name="ce30"/>
        </table:table-row>
        <table:table-row table:style-name="ro2">
          <table:table-cell table:style-name="ce29" office:value-type="string">
            <text:p>Mass Effec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Overlord Complete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HQ Complete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LucasArts Premier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Osmo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Prince of Persia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Zeno Clash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he Last Remnant (SEI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Complete Shooter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Loki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Puzzle Quest: Galactrix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rin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Zombie Shooter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Shadowgrounds Survivor and Shadowground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he Witcher: Enhanced Edi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Grand Theft Auto IV (US/AU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Ghostbusters: The Videogam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erious Sam HD (US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Lumines Base + Advance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Zombie Driv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pace Sieg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re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urnout Paradise: The Ultimate Box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Jade Empir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ilent Hill: Homecoming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reedom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Gothic 3 (NA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lpha Prim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Euflori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Sam and Max Season One + Two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hain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rash Time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orchligh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sychonaut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X-Com Complete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Mount and Blad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Indie Game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Gyromancer + Mini Ninja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Borderland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Aliens versus Predator Classic 2000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ommandos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Left 4 Dead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Codemasters Racing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Sid Meier's Civilization IV: The Complete Edi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ropico 3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onic and SEGA All Stars Racing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Majesty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Magic: Duels of the Planeswalkers Prepurchas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Oblivion Game of the Year Delux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5">
          <table:table-cell table:style-name="ce29" office:value-type="string">
            <text:p>Monkey Island 2 Special Edition: LeChuck's Revenge Pre-Ord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uzzle Kingdom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Ghost Mast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ad Rats: the Rats Reveng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roken Sword: Twin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nd Yet It Move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amorost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uzzler Worl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Racing Mega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ction Indi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ull Pip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Ziro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acraboa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uccaneer: The Pursuit of Infam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SHD Double Pack (US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Grand Theft Auto: Episodes from Liberty Cit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latOut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5">
          <table:table-cell table:style-name="ce29" office:value-type="string">
            <text:p>Star Wars: The Force Unleashed Ultimate Sith Edi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Birth of Americ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Vegas - Make It Big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oldiers: Heroes of World War II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ime Gentlemen, Please!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ort Royale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Clive Barker's Jericho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oki Tori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NecroVis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Indigo Prophec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hief: Deadly Shadow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Madballs in... Babo:Invasion - Four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Winterbottom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Beat Hazar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evil May Cry 4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Strong Bad's Cool Game for Attractive People: Season 1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Worms Reloaded (preorder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uzzle Quest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Plain Sight - Four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lood Bowl: Dark Elves Edi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erious Sam Gold Pack (US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Numen: Contest of Heroe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atman: Arkham Asylum GOT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MLB 2k10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ogfight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uzzle Dimens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racula Origi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Zombie Bowl-O-Ram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Nation Re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oom Rail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Indie Story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Indie Clever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Indie Pulse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Evil Geniu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him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hatt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uper Meat Bo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Oddworld: Stranger's Wrath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uzzle Ques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Lara Croft GOL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ully: Scholarship Edi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han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FlatOut Ultimate Carnage (NA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Zero Gea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Machinarium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Neverwinter Nights 2: Platinum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Greed Corp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rch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words and Soldiers H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Amnesia: The Dark Descen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lants vs. Zombie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rcadi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Guardians of Graxia Game and Map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light Control H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AaaaaAAaaaAAAaaAAAAaAAAAA!!!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Ion Assaul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warm Aren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Grotesque Tactics: Evil Heroe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Penny Arcade Combo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he Sims 3 Bundl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Nimbu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1... 2... 3... KICK IT!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ortal 2 (preorder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Indie Variety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Beat Hazard - Ultr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Hydrophobia: Prophec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HOAR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Magick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Magicka Complete Pack (June 2011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ummer Sale Prize - Beat Hazard DLC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omplimentar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Garry's Mo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Eternity's Chil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Zen Bound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ast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he Sims 3 Generation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he Sims 3 Outdoor Living Stuff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he Longest Journey + Dreamfall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roject Freedom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Rush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NyxQues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ATAL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Summer Sale Prize - Serious Sam HD DLC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omplimentar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errari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Prince of Persia: Forgotten Sand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Post Apocalyptic Mayhem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Foreign Legion: Buckets of Bloo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5">
          <table:table-cell table:style-name="ce29" office:value-type="string">
            <text:p>Cthulhu Saves the World &amp; Breath of Death VII Double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warfs!?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Runaway, A Road Adventur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Vampire: The Masquerade - Bloodline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ino D-Da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Anomaly: Warzone Earth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he Maw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erious Sam Double 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Hamiltons Great Adventur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Rock of Age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Worms Ultimate Mayhem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lpha Protocol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reamcast Collec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SEGA Genesis Classics Collection (NA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Bas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Worms Crazy Golf Fun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ack to the Future: The Gam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erious Sam: The Random Encount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Limbo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Helldorado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aerie Solitair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5">
          <table:table-cell table:style-name="ce29" office:value-type="string">
            <text:p>Magic: The Gathering - Duels of the Planeswalkers 201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Runespell: Overtur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Inside a Star Filled Sk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iny Bang Stor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ims 3 Pet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Puzzler World 1 and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Wasteland Angel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he Sims 3 Town Stuff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inMomentum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Hacker Evolution Dualit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air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Your Doodles are Bugged! Easter Pre-Purchase Promot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Hacker Evolution: Untold Comp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tar Wars: The Force Unleashed II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Humble Indie Bundle 4 BT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Humble Indie Bundle 4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able Franchis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Pendulo Adventure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unch of Heroes Halloween DLC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Bunch Of Heroe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roject Aftermath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Mole Control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emolition, Inc.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ETOU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lien Hallwa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Alien Zombie Megadeath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luttabye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Iron Rose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KranX Complete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ata Jammers: FastForwar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Kuro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Roogoo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riJinx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NightShift Legac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Valerie Port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NightShift Cod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Gemini Los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RoboBlitz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tarscap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exas Cheat'em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ztak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Razor2 Hidden Skie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Evers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lick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pace Pirates and Zombies(SPAZ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stro Tripp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BEEP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Glowfish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efy Gravit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loning Clyd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obe's Vertical Adventur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Orcs Must Die!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Orcs Must Die! - Artifacts of Power DLC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Orcs Must Die! - Lost Adventures DLC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The Binding Of Isaac with Soundtr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Just Caus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Just Cause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Just Cause 2 DLC - Bull's Eye Assault Rifl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Just Cause 2 DLC - Rico's Signature Gu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Just Cause 2 Black Market Boom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Just Cause 2 DLC: Black Market Aerial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Just Cause 2 DLC - Chevalier Classic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Just Cause 2 DLC - Agency Hovercraf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Just Cause 2 DLC - Monster Tru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Insecticide: Part 1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Legendar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Velvet Assassi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ark Sector (NA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Emerald City Confidential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andlot Complete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Ninja Blad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lter Ego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Kaptain Braw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win Secto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Oddworld: Munch's Oddyse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allout Collec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treet Fighter IV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ionic Commando Rearme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ark Voi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ark Void Zero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Duke Nukem Forever: Hail to the Icons Parody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ostume Ques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ungeons of Dredmo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hantelis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uke Nukem Forev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LEGO Batma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Dungeons of Dredmor: Realm of the Diggle God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Humble Indie Bundle 4 Extra Bonu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atman Arkham Cit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he Sherlock Holmes Collec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Monday Night Comba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Grotesque Tactics 2 - Dungeons and Donut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Blu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ivinity II - Dragon Knight Sag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vad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Brin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kydrif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lien Breed Trilog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argo! (VivaMedia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E.Y.E.: Divine Cybermanc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liens vs Predato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Frozen Synapse - Two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rototyp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Wings of Pre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orderlands DLC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Hard Reset (RoW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eus Ex Human Revolution (Digital 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Fallout 3: Point Lookou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Fallout 3: Operation Anchorag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Fallout 3: Broken Steel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allout 3: The Pit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Fallout 3: Mothership Zet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arCry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est Drive Unlimited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Worms Reloaded Puzzle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Worms Reloaded Fort Booster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Worms Reloaded Time Attack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Bulletstorm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Worms Reloaded Retro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onic Generation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olar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equenc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erious Sam 3 BF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ead Spac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ead Space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ection 8: Prejudic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Revenge of the Titan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ungeon Siege III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Xotic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Mafi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allout: New Vega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Fallout: New Vegas - Dead Mone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uzzle Agent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Universe Sandbox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Fallout New Vegas: Old World Blues DLC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Fallout New Vegas Honest Hearts DLC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Fallout New Vegas: Gun Runners' Arsenal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Fallout New Vegas: Courier's Stash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Fallout New Vegas: Lonesome Road DLC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Bioshock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Dungeons and Dragons: Daggerdale (NA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L.A. Noire Complete Edi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Rochar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reamkill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Nuclear Daw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Max and the Magic Mark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ractal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Luci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rom Dus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team Mobile Comp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omplimentar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Humble Indie Bundle for Androi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Vertex Dispenser Comp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onic the Hedgehog 4 - EP 1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Rayman Origins Preord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Humble Indie Bundle for Android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urb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he Darkness II Standard Edi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Magic 2012 expans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eck Pack 1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uels 2012 Deck Pack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Magic 2012 Deck Pack 3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Superbrothers Sword and Sworcery EP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Noitu Love 2 Comp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ixelJunk Ede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uditorium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Rune Classic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ummer Sale Indie Bundle Day On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aints Row: The Thir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Legend of Grimro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Order of Wa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Combat Wings: Battle of Britai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radle Bundl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Grand Ages: Rome Gol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Booster Troop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he Bard's Tal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rino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Lum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Lugaru H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Guns of Icaru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Garshasp The Monster Slay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Delve Deeper + Treasures and Tunnel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ritical Mas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roken Sword: Director's Cu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tellar Impac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5">
          <table:table-cell table:style-name="ce29" office:value-type="string">
            <text:p>Meridian 4 Complete Pack - Pre-Holiday Sale 2011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Kohan Warches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Ignit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ireburs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hoplifter H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lades of Time - Limited Edi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Ghost Recon Advanced Warfighter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Super Street Fighter IV: Arcade Edi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arksider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anctum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idewa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Wizorb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owl Spac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Offspring Fling!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ynamite J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MacGuffins Curs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Adventures of Shugg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Gothic 3 Forsaken Gods E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pellforce 2: Gold Edi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Spellforce - Platinum Edition (NA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Avernum: Escape From the Pi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Ys The Oath in Felghan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Max Payne 3 (ROW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omb Raider: Legen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omb Raider: Underworl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inding of Isaac Wrath of the Lamb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oy Soldier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Assassin's Creed Revelation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lan Wak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Alice Madness Return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Ys Origi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wo Worlds II Bundl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wo Worlds 2 Castle Defens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all of Juarez (US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Painkiller Complete Pack - Feb 2012 (RoW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ummer Sale Indie Bundle Day Fou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Hitman Collec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Vessel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Gothic Complete Pack 2011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ear Esth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hoot Many Robot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Need For Speed: Hot Pursui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Dragon Age: Origins - Ultimate Edi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Fortune Summoner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Nexuiz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5">
          <table:table-cell table:style-name="ce29" office:value-type="string">
            <text:p>Tom Clancy's Splinter Cell Conviction - Echelon Edi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Insanely Twisted Shadow Plane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river: San Francisco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ungeon Defender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Rise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Prototype 2 Pre-Ord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Jagged Alliance Back in Ac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tacking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ummer Sale Indie Bundle Day Eleve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ransformers: War for Cybertr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Alan Wake American Nightmar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ims 3: Master Suite Stuff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I Am Alive Pre-Purchas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o The Mo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Lunar Fligh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hattered Horiz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Humble Indie Bundle 6 Beat the Averag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Hector: Badge of Courage Full Serie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Geneforge Saga Comp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Really Big Sk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Giana Sisters: Twisted Dream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am and Max: Devil's Playhous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Hom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hey Bleed Pixel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ead Rising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plic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Star Wars: Knights of the Old Republic II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Intrusion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Who's that Flying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Jack Kean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5">
          <table:table-cell table:style-name="ce29" office:value-type="string">
            <text:p>Half Minute Hero: Super Mega Neo Climax Ultimate Bo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hief Gol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hief II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Quantum Conundrum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he Witcher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Orcs Must Die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astle Crasher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Castle Crashers Blacksmith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Castle Crashers Pink Knigh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Hero Academ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McPixel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he Basement Collec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team Linux Bet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omplimentar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Closur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Indie Game: The Movi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hank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napsho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onic Adventure 2 Battle Mode DLC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onic Adventure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he Sims 3: Season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atman Arkham City GOT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arksiders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arksiders 2 - Mace Maximu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arksiders 2 - Rusanov's Ax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arksiders 2 - Deadly Despai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arksiders 2 - Argul's Tomb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arksiders 2 - Death Ride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Darksiders 2 - Fletcher's Crow Hamm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arksiders 2 - Mortis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Darksiders 2 - Van Der Schmash Hamm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arksiders 2 - Angel of Death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arksiders 2 - Shadow of Death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arksiders 2 - Abyssal Forg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rutal Legend Pre-purchas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Dead Rising 2: Off the Record Preord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Gnomori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team Trading Card Beta Acces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AI War Fleet CommandComplimentar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hattered Have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idali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AI Wars: The Zenith Remnan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AI War: Children of Neinzul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AI War Light of the Spir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Ai War: Ancient Shadows Comp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Pirates of Black Cov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Sword of the Stars Complete Collec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quaNox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Edna and Harvey: Harvey's New Eye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 New Beginning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Retro City Rampag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5">
          <table:table-cell table:style-name="ce29" office:value-type="string">
            <text:p>Leisure Suit Larry in the Land of the Lounge Lizards: Reloade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aldur's Gate: Enhanced Edi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ust: An Elysian Tail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Hotline Miami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ark Soul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rakensang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inner Dat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homas Was Alon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ya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Wanderlust: Rebirth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Tales from Space: Mutant Blobs Att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Little Inferno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uke Nukem 3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EZ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emigo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uper House of Dead Ninja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leeping Dog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Ys I and II Chronicle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he Walking Dea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Borderlands 2 ROW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omb Raider 1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omb Raider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omb Raider 3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omb Raider 4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omb Raider 5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omb Raider ROW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omb Raider Angel of Darknes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6">
          <table:table-cell table:style-name="ce29" office:value-type="string">
            <text:p>Penny Arcade's On the Rain-Slick Precipice of Darkness 3 and 4 Bundl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ostal 2 Complet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You Need A Budget 4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oom 3: BFG Edi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eadligh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he Sims 3: Supernatural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Organ Trail: Director's Cu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hadowrun Return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Dishonored - The Knife Of Dunwall DLC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ishonored (ROW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ishonored: Dunwall City Trial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Dishonored - Void Walkers Arsenal DLC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LEGO Lord of the Ring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Evolan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iRT Megapack (New 2013)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The Incredible Adventures of Van Helsing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Resident Evil 5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Far Cry 3 - Blood Drag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Blade Symphon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kyrim Hearthfir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Skyrim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wesomenaut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FTL: Faster Than Ligh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id Meier's Civilization V: Gol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word of the Stars: The Pit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Worms Revolution - Season Pass Preorde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Worms Revolu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trike Suit Zero Mega Bundl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Mortal Kombat Komplete Editio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Rogue Legacy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Final Fantasy VII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Sonic and All-Stars Racing Transformed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5">
          <table:table-cell table:style-name="ce29" office:value-type="string">
            <text:p>Sonic and All-Stars Racing Transformed: Metal Sonic Pack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Dragon's Lair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he Cav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Mercenary Kings Bet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eep Silver Bundle A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Deep Silver Bundle B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AquaNox 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Crusader Kings Complet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eXceed - Gun Bullet Children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eXceed - Vampire Rex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eXceed - Jade Penetrate Black Package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Aura: Fate of the Ages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Trainz Simulator 12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3">
          <table:table-cell table:style-name="ce29" office:value-type="string">
            <text:p>Trainz Simulator 12 - Aerotrain DLC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4">
          <table:table-cell table:style-name="ce29" office:value-type="string">
            <text:p>Trainz Simulator 12 - Coronation Scot DLC</text:p>
          </table:table-cell>
          <table:table-cell table:style-name="ce30"/>
          <table:table-cell/>
          <table:table-cell table:style-name="ce31"/>
          <table:table-cell table:style-name="ce30"/>
        </table:table-row>
        <table:table-row table:style-name="ro2">
          <table:table-cell table:style-name="ce29" office:value-type="string">
            <text:p>Papo &amp; Yo</text:p>
          </table:table-cell>
          <table:table-cell table:style-name="ce30"/>
          <table:table-cell/>
          <table:table-cell table:style-name="ce31"/>
          <table:table-cell table:style-name="ce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